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558" officeooo:paragraph-rsid="000f2558"/>
    </style:style>
    <style:style style:name="P2" style:family="paragraph" style:parent-style-name="Standard">
      <style:text-properties officeooo:rsid="000f2558" officeooo:paragraph-rsid="00111245"/>
    </style:style>
    <style:style style:name="P3" style:family="paragraph" style:parent-style-name="Standard">
      <style:text-properties officeooo:rsid="00111245" officeooo:paragraph-rsid="00111245"/>
    </style:style>
    <style:style style:name="T1" style:family="text">
      <style:text-properties officeooo:rsid="000f2558"/>
    </style:style>
    <style:style style:name="T2" style:family="text">
      <style:text-properties officeooo:rsid="001112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/>
      <text:p text:style-name="P1">Pseudocode: </text:p>
      <text:p text:style-name="P1"/>
      <text:p text:style-name="P1">Divide and Conquer:</text:p>
      <text:p text:style-name="P1"/>
      <text:p text:style-name="P1">find(array, start, end)</text:p>
      <text:p text:style-name="P1"><text:tab/>if end – start == 1</text:p>
      <text:p text:style-name="P1"><text:tab/><text:tab/>temp = abs(array[start] + array[end])</text:p>
      <text:p text:style-name="P1"><text:tab/><text:tab/>if temp &lt; abs(array[start]) &amp;&amp; temp &lt; abs(array[end])</text:p>
      <text:p text:style-name="P1"><text:tab/><text:tab/><text:tab/>return temp, start, end</text:p>
      <text:p text:style-name="P1"><text:tab/><text:tab/>else if abs(array[start]) &gt; abs(array[end])</text:p>
      <text:p text:style-name="P1"><text:tab/><text:tab/><text:tab/>return abs(array[end]), end</text:p>
      <text:p text:style-name="P1"><text:tab/><text:tab/>else </text:p>
      <text:p text:style-name="P1"><text:tab/><text:tab/><text:tab/>return abs(array[start]), start</text:p>
      <text:p text:style-name="P1"><text:tab/>else if start == end</text:p>
      <text:p text:style-name="P1"><text:tab/><text:tab/>return abs(array[start]), start</text:p>
      <text:p text:style-name="P1"/>
      <text:p text:style-name="P1"><text:tab/>divide = (start + end) / 2</text:p>
      <text:p text:style-name="P1"/>
      <text:p text:style-name="P1"><text:tab/>suffix = find(array, start, divide)</text:p>
      <text:p text:style-name="P1"><text:tab/>prefix = find(array, divide + 1, end)</text:p>
      <text:p text:style-name="P1"><text:tab/>combine = method(array, start, end)</text:p>
      <text:p text:style-name="P1"/>
      <text:p text:style-name="P1"><text:tab/>return min(suffix, prefix, combine)</text:p>
      <text:p text:style-name="P1"/>
      <text:p text:style-name="P1"/>
      <text:p text:style-name="P1"/>
      <text:p text:style-name="P1">Method 1:</text:p>
      <text:p text:style-name="P1"/>
      <text:p text:style-name="P1">methodOne(array, start, end)</text:p>
      <text:p text:style-name="P1"><text:tab/>mid = (start + end + 1) / 2</text:p>
      <text:p text:style-name="P1"/>
      <text:p text:style-name="P1"><text:tab/>for i = mid – 1 =&gt; start</text:p>
      <text:p text:style-name="P1"><text:tab/><text:tab/>sum the numbers from i to mid</text:p>
      <text:p text:style-name="P1"><text:tab/><text:tab/>store the number<text:span text:style-name="T2">s</text:span> in an array <text:span text:style-name="T2">suffixSum[]</text:span></text:p>
      <text:p text:style-name="P1"/>
      <text:p text:style-name="P1"><text:tab/>for i = 0 =&gt; end – divide + 1</text:p>
      <text:p text:style-name="P1"><text:tab/><text:tab/>sum the numbers from <text:span text:style-name="T2">mid point to i + divide</text:span></text:p>
      <text:p text:style-name="P1"><text:tab/><text:tab/><text:span text:style-name="T2">store the numbers in an array prefixSum[]</text:span></text:p>
      <text:p text:style-name="P1"/>
      <text:p text:style-name="P1"><text:tab/>//<text:span text:style-name="T2">find the smallest</text:span></text:p>
      <text:p text:style-name="P1"><text:tab/><text:span text:style-name="T2">for i = 0 =&gt; divide -start</text:span></text:p>
      <text:p text:style-name="P1"><text:tab/><text:tab/><text:span text:style-name="T2">for j = 0 =&gt; end -divide + 1</text:span></text:p>
      <text:p text:style-name="P1"><text:tab/><text:tab/><text:tab/><text:span text:style-name="T2">temp = abs(suffixSum[i] + prefixSum[j])</text:span></text:p>
      <text:p text:style-name="P1"><text:tab/><text:tab/><text:tab/><text:span text:style-name="T2">if temp &lt; smallest</text:span></text:p>
      <text:p text:style-name="P1"><text:tab/><text:tab/><text:tab/><text:tab/><text:span text:style-name="T2">smallest = temp</text:span></text:p>
      <text:p text:style-name="P1"/>
      <text:p text:style-name="P1"><text:tab/><text:span text:style-name="T2">return smallest</text:span></text:p>
      <text:p text:style-name="P1"><text:soft-page-break/></text:p>
      <text:p text:style-name="P3">Method 3:</text:p>
      <text:p text:style-name="P3"/>
      <text:p text:style-name="P3">methodThree(array, start, end)</text:p>
      <text:p text:style-name="P3"><text:tab/>mid = (start + end + 1) / 2</text:p>
      <text:p text:style-name="P3"><text:tab/></text:p>
      <text:p text:style-name="P3"><text:tab/><text:span text:style-name="T1">for i = mid – 1 =&gt; start </text:span>&amp;&amp; j = 0</text:p>
      <text:p text:style-name="P2"><text:tab/><text:tab/>sum the numbers from i to mid</text:p>
      <text:p text:style-name="P2"><text:tab/><text:tab/>store the number<text:span text:style-name="T2">s</text:span> in an array <text:span text:style-name="T2">suffixSum[]</text:span></text:p>
      <text:p text:style-name="P2"><text:tab/><text:tab/><text:span text:style-name="T2">store the numbers in an array combine[j]</text:span></text:p>
      <text:p text:style-name="P2"><text:tab/><text:tab/><text:span text:style-name="T2">increment j</text:span></text:p>
      <text:p text:style-name="P2"/>
      <text:p text:style-name="P2"><text:tab/>for i = 0 =&gt; end – divide + 1</text:p>
      <text:p text:style-name="P2"><text:tab/><text:tab/>sum the numbers from <text:span text:style-name="T2">mid point to i + divide</text:span></text:p>
      <text:p text:style-name="P2"><text:tab/><text:tab/><text:span text:style-name="T2">store the numbers in an array prefixSum[]</text:span></text:p>
      <text:p text:style-name="P2"><text:tab/><text:tab/><text:span text:style-name="T2">store the negative of the numbers in an array combine[j]</text:span></text:p>
      <text:p text:style-name="P2"><text:tab/><text:tab/><text:span text:style-name="T2">increment j</text:span></text:p>
      <text:p text:style-name="P2"/>
      <text:p text:style-name="P2"><text:tab/><text:span text:style-name="T2">sort(combine[])</text:span></text:p>
      <text:p text:style-name="P2"/>
      <text:p text:style-name="P2"><text:tab/>//<text:span text:style-name="T2">find smallest pair of numbers in combine[]</text:span></text:p>
      <text:p text:style-name="P2"><text:tab/><text:span text:style-name="T2">for i = 0 =&gt; j - 1</text:span></text:p>
      <text:p text:style-name="P2"><text:tab/><text:tab/><text:span text:style-name="T2">temp = abs(combine[j] – combine[i + 1])</text:span></text:p>
      <text:p text:style-name="P2"><text:tab/><text:tab/><text:span text:style-name="T2">if temp &lt; smallest</text:span></text:p>
      <text:p text:style-name="P2"><text:tab/><text:tab/><text:tab/><text:span text:style-name="T2">smallest = temp</text:span></text:p>
      <text:p text:style-name="P2"/>
      <text:p text:style-name="P2"><text:tab/><text:span text:style-name="T2">return temp</text:span></text:p>
      <text:p text:style-name="P1"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5:56:10.438024157</meta:creation-date>
    <dc:date>2016-02-22T16:20:42.362368215</dc:date>
    <meta:editing-duration>PT8M31S</meta:editing-duration>
    <meta:editing-cycles>1</meta:editing-cycles>
    <meta:document-statistic meta:table-count="0" meta:image-count="0" meta:object-count="0" meta:page-count="2" meta:paragraph-count="58" meta:word-count="289" meta:character-count="1596" meta:non-whitespace-character-count="1268"/>
    <meta:generator>LibreOffice/4.2.7.2$Linux_X86_64 LibreOffice_project/420m0$Build-2</meta:generator>
  </office:meta>
</office:document-meta>
</file>